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tre membran</text:p>
      <text:p text:style-name="Standard">Omslutter hele organelle</text:p>
      <text:p text:style-name="Standard">6 – 7.5 nm tykk eller 60 – 75 ångstrøm</text:p>
      <text:p text:style-name="Standard"/>
      <text:p text:style-name="Standard">Ligner en eukaryot celle I oppbygging med et dobbelt lipidlag</text:p>
      <text:p text:style-name="Standard"/>
      <text:p text:style-name="Standard">Stort antall integrale membranproteiner – poriner</text:p>
      <text:p text:style-name="Standard">Porinene porere I membranen som er åpne for molekyler med vekt under 5000 daltons</text:p>
      <text:p text:style-name="Standard"/>
      <text:p text:style-name="Standard">For større proteiner er adgangen litt vanskeligere. Når et nytt protein har blitt frigjort fra ribosomene I cytosolen har det en viss signalfrekvens. Er signalfrekvensen rett, så binder proteinet seg til et transport protein som bare består av ett molekyl, og frakter det gjennom membranen.</text:p>
      <text:p text:style-name="Standard"/>
      <text:p text:style-name="P1">Det intermembrane rommet</text:p>
      <text:p text:style-name="Standard">Pga fri passasje av små molekyler, er innholdet av ioner og sukker ca lik som I cytosolen, men proteininnholden er naturligvis ganske anderledes siden det ikke er fri passasje for store molekyler.</text:p>
      <text:p text:style-name="Standard"/>
      <text:p text:style-name="P1">Indre membran</text:p>
      <text:p text:style-name="P2">Også dobbelt lipidlag. </text:p>
      <text:p text:style-name="P2">Foldestrukter; kristae</text:p>
      <text:p text:style-name="P2">Hvor mange folder det er, vil avhenge av hvilken type celle det er. F.eks 3 ganger flere I hjerteceller enn I leverceller</text:p>
      <text:p text:style-name="P2">Som I den ytre membranen finnes det her også transportproteiner som frakter riktige partikler igjennom membranen.</text:p>
      <text:p text:style-name="P2"/>
      <text:p text:style-name="Standard"/>
      <text:p text:style-name="Standard">Matrisen</text:p>
      <text:p text:style-name="Standard">Viktigste delen av mitokondriet. </text:p>
      <text:p text:style-name="Standard">Består av DNA, tRNA, ribosomer, granuler og enzymer. </text:p>
      <text:p text:style-name="Standard">Her skjer ATP-prosessen</text:p>
      <text:p text:style-name="Standard"/>
      <text:p text:style-name="Standard"/>
      <text:p text:style-name="Standard">Enzymer</text:p>
      <text:p text:style-name="Standard">Mange forskjellig ezymer I matrisen. </text:p>
      <text:p text:style-name="Standard">Bryte ned pyruvate og fettsyrer til acetyl CoA. Acetyl CoA metboliseres I elektronsyresyklusen til å redusere NAD+ til NADH. Karbonatomet blir til Co2. </text:p>
      <text:p text:style-name="Standard">NADH har to høy energi electroner som overføres til mitokondriets membran og går inn I elektrontrasportkjeden. Disse elektronene overføres mellom forskjellige elektronbærere og mister gradvis energi. Energien som frigjøres brukes til å pumpe protoner (H+) fra matrise rommet og ut det intermembrane rommet. Vi får en elektrisk potensial, med innsiden negativ og utsiden positiv. Når protoner etterhvert beveger seg tilbake gjennom membranen til matrisen, frigjøres det energi. Denne energien brukes sammen med enzymet ATP-synthase for at ADP kan kombineres med phosfor for a lage ATP </text:p>
      <text:p text:style-name="Standard"/>
      <text:p text:style-name="Standard">DNA</text:p>
      <text:p text:style-name="Standard">1 % av kroppens DNA. </text:p>
      <text:p text:style-name="Standard">Kalles for mtDNA, og koder for 37 forskjellige gener</text:p>
      <text:p text:style-name="Standard">13 er proteiner til energiprodukson</text:p>
      <text:p text:style-name="Standard">22 går til tRNA</text:p>
      <text:p text:style-name="Standard"><text:soft-page-break/>2 til ribosom-RNA</text:p>
      <text:p text:style-name="Standard">Stammer kun fra kvinnen og endrer seg kun ved mutasjoner. Egner seg derfor godt til dateringe og til å bestemme slektskap. Grunnen til dette er at det finne flere hundre tusen mtDNA I eggcellen, men kun noen hundre I sædcellene.</text:p>
      <text:p text:style-name="Standard"/>
      <text:p text:style-name="Standard"/>
      <text:p text:style-name="Standard">Ribosom</text:p>
      <text:p text:style-name="Standard">Stammer fra bakterielt ribosom.</text:p>
      <text:p text:style-name="Standard">Fått proteiner som er spesifikke for mitokondriet</text:p>
      <text:p text:style-name="Standard">Syntetiserer hovedsakelig proteiner som er viktige for funksjonen til mitkondri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20:37:19</meta:creation-date>
    <dc:date>2017-09-08T12:25:35</dc:date>
    <meta:editing-duration>PT13H31M17S</meta:editing-duration>
    <meta:editing-cycles>2</meta:editing-cycles>
    <meta:generator>OpenOffice.org/3.4.1$Unix OpenOffice.org_project/341m1$Build-9593</meta:generator>
    <meta:print-date>2017-09-08T09:55:48</meta:print-date>
    <meta:document-statistic meta:table-count="0" meta:image-count="0" meta:object-count="0" meta:page-count="2" meta:paragraph-count="33" meta:word-count="389" meta:character-count="2503"/>
  </office:meta>
</office:document-meta>
</file>